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5759"/>
    </style:style>
    <style:style style:name="P2" style:family="paragraph" style:parent-style-name="Standard">
      <style:text-properties officeooo:rsid="00045759" officeooo:paragraph-rsid="00045759"/>
    </style:style>
    <style:style style:name="P3" style:family="paragraph" style:parent-style-name="Standard">
      <style:text-properties officeooo:rsid="0006d4f4" officeooo:paragraph-rsid="0006d4f4"/>
    </style:style>
    <style:style style:name="P4" style:family="paragraph" style:parent-style-name="Standard">
      <style:text-properties officeooo:rsid="00076314" officeooo:paragraph-rsid="00076314"/>
    </style:style>
    <style:style style:name="P5" style:family="paragraph" style:parent-style-name="Standard">
      <style:text-properties officeooo:rsid="0007a858" officeooo:paragraph-rsid="0007a858"/>
    </style:style>
    <style:style style:name="T1" style:family="text">
      <style:text-properties officeooo:rsid="00076314"/>
    </style:style>
    <style:style style:name="T2" style:family="text">
      <style:text-properties officeooo:rsid="0007a8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ngenharia de Software N </text:p>
      <text:p text:style-name="P2">Prática 6</text:p>
      <text:p text:style-name="P1">Ata Etapa 2</text:p>
      <text:p text:style-name="P2">Data: 02/08/2022</text:p>
      <text:p text:style-name="P2"/>
      <text:p text:style-name="P2">Nome: Adilson Enio Pierog</text:p>
      <text:p text:style-name="P2">Nome: Mario Augusto Brum da Silveira</text:p>
      <text:p text:style-name="P2"/>
      <text:p text:style-name="P2">Tarefas:</text:p>
      <text:p text:style-name="P2">- Criar uma tabela com as características do negócio a desenvolver (Adilson) (Periodo de aula)</text:p>
      <text:p text:style-name="P2">- Escolher a arquitetura de software(esboço modelo de análise) (Adilson) (Periodo de aula)</text:p>
      <text:p text:style-name="P2">- Alterar as especificações da etapa 1 (Mario)(Periodo de aula, ou mais)</text:p>
      <text:p text:style-name="P2"/>
      <text:p text:style-name="P2">- Resultados:</text:p>
      <text:p text:style-name="P2"/>
      <text:p text:style-name="P3">Arquitetura <text:span text:style-name="T1">Cliente-Servidor<text:tab/></text:span><text:span text:style-name="T2">(aplicação reduzida, não necessária muitos acessos e atualizações do servidor)</text:span></text:p>
      <text:p text:style-name="P4">Arquitetura MVC(Model View Controller) <text:span text:style-name="T2">(aplicação com múltiplos acessos e atualizações do servidor)</text:span></text:p>
      <text:p text:style-name="P5">Clientes acessam constantemente o sistema, apenas 1 cliente escolhe uma aposta(ordem fila)</text:p>
      <text:p text:style-name="P5">Caso cliente-servidor seja optado escolher uma maneira de atrasar(delay) do sistema para que seja possível aceitar apostas e não ocorra de expirar apostas pelo mal funcionamento entre cliente-servidor(delay)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8-02T13:38:03.620000000</meta:creation-date>
    <dc:date>2022-08-02T14:54:19.309000000</dc:date>
    <meta:editing-duration>PT12M42S</meta:editing-duration>
    <meta:editing-cycles>2</meta:editing-cycles>
    <meta:generator>LibreOffice/6.4.0.3$Windows_X86_64 LibreOffice_project/b0a288ab3d2d4774cb44b62f04d5d28733ac6df8</meta:generator>
    <meta:document-statistic meta:table-count="0" meta:image-count="0" meta:object-count="0" meta:page-count="1" meta:paragraph-count="15" meta:word-count="128" meta:character-count="903" meta:non-whitespace-character-count="789"/>
  </office:meta>
</office:document-meta>
</file>